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3e0d" officeooo:paragraph-rsid="00163e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if.l</text:p>
      <text:p text:style-name="P1"/>
      <text:p text:style-name="P1">%{</text:p>
      <text:p text:style-name="P1"><text:s text:c="2"/>#include&lt;stdio.h&gt;</text:p>
      <text:p text:style-name="P1"><text:s text:c="2"/>#include "y.tab.h"</text:p>
      <text:p text:style-name="P1"><text:s text:c="2"/>void yyerror(char *);</text:p>
      <text:p text:style-name="P1"><text:s text:c="2"/>extern int yylval; </text:p>
      <text:p text:style-name="P1">%}</text:p>
      <text:p text:style-name="P1"></text:p>
      <text:p text:style-name="P1"></text:p>
      <text:p text:style-name="P1">ALPHA [A-Za-z]</text:p>
      <text:p text:style-name="P1">DIGIT [0-9]</text:p>
      <text:p text:style-name="P1">%%</text:p>
      <text:p text:style-name="P1">if <text:s text:c="16"/>return IF;</text:p>
      <text:p text:style-name="P1">then <text:s text:c="16"/>return THEN;</text:p>
      <text:p text:style-name="P1">else <text:s text:c="16"/>return ELSE;</text:p>
      <text:p text:style-name="P1">{ALPHA}({ALPHA}|{DIGIT})* <text:s text:c="3"/>return ID;</text:p>
      <text:p text:style-name="P1">{DIGIT}+ <text:s text:c="12"/>{yylval=atoi(yytext); return NUM;}</text:p>
      <text:p text:style-name="P1">[ \t] <text:s text:c="16"/>;</text:p>
      <text:p text:style-name="P1">\n <text:s text:c="15"/>yyterminate();</text:p>
      <text:p text:style-name="P1">. <text:s text:c="16"/>return yytext[0];</text:p>
      <text:p text:style-name="P1">%%</text:p>
      <text:p text:style-name="P1"></text:p>
      <text:p text:style-name="P1">int yywrap(void) {</text:p>
      <text:p text:style-name="P1"><text:s text:c="4"/>return 1;</text:p>
      <text:p text:style-name="P1">}</text:p>
      <text:p text:style-name="P1"/>
      <text:p text:style-name="P1"/>
      <text:p text:style-name="P1">//if.y</text:p>
      <text:p text:style-name="P1"/>
      <text:p text:style-name="P1">%{</text:p>
      <text:p text:style-name="P1">#include&lt;ctype.h&gt;</text:p>
      <text:p text:style-name="P1">#include&lt;stdio.h&gt;</text:p>
      <text:p text:style-name="P1">#include&lt;string.h&gt;</text:p>
      <text:p text:style-name="P1">int yylex(void);</text:p>
      <text:p text:style-name="P1">void yyerror(char *);</text:p>
      <text:p text:style-name="P1"></text:p>
      <text:p text:style-name="P1">extern char *yytext;</text:p>
      <text:p text:style-name="P1">char st[100][10];</text:p>
      <text:p text:style-name="P1">int top=0;</text:p>
      <text:p text:style-name="P1">char i_[2]="0";</text:p>
      <text:p text:style-name="P1">char temp[2]="t";</text:p>
      <text:p text:style-name="P1"></text:p>
      <text:p text:style-name="P1">int label[20];</text:p>
      <text:p text:style-name="P1">int lnum=0;</text:p>
      <text:p text:style-name="P1">int ltop=0;</text:p>
      <text:p text:style-name="P1">%}</text:p>
      <text:p text:style-name="P1"></text:p>
      <text:p text:style-name="P1">%token ID NUM IF THEN ELSE</text:p>
      <text:p text:style-name="P1">%right '='</text:p>
      <text:p text:style-name="P1">%left '+' '-'</text:p>
      <text:p text:style-name="P1">%left '*' '/'</text:p>
      <text:p text:style-name="P1"><text:soft-page-break/>%left UMINUS</text:p>
      <text:p text:style-name="P1">%%</text:p>
      <text:p text:style-name="P1"></text:p>
      <text:p text:style-name="P1">S : IF'('E')'{lab1();}THEN E';'{lab2();}ELSE E';'{lab3();}</text:p>
      <text:p text:style-name="P1"><text:s text:c="2"/></text:p>
      <text:p text:style-name="P1">E : E '+' {push();} E{codegen();}</text:p>
      <text:p text:style-name="P1"><text:s text:c="2"/>| E '-' {push();} E{codegen();}</text:p>
      <text:p text:style-name="P1"><text:s text:c="2"/>| E '*' {push();} E{codegen();}</text:p>
      <text:p text:style-name="P1"><text:s text:c="2"/>| E '/' {push();} E{codegen();}</text:p>
      <text:p text:style-name="P1"><text:s text:c="2"/>| '(' E ')'</text:p>
      <text:p text:style-name="P1"><text:s text:c="2"/>| '-'{push();} E{codegen_umin();} %prec UMINUS</text:p>
      <text:p text:style-name="P1"><text:s text:c="2"/>| V</text:p>
      <text:p text:style-name="P1"><text:s text:c="2"/>| NUM{push();}</text:p>
      <text:p text:style-name="P1"><text:s text:c="2"/>;</text:p>
      <text:p text:style-name="P1">V : ID {push();}</text:p>
      <text:p text:style-name="P1"><text:s text:c="2"/>;</text:p>
      <text:p text:style-name="P1">%%</text:p>
      <text:p text:style-name="P1"></text:p>
      <text:p text:style-name="P1">main()</text:p>
      <text:p text:style-name="P1"><text:s/>{</text:p>
      <text:p text:style-name="P1"><text:s/>printf("Enter the expression : ");</text:p>
      <text:p text:style-name="P1"><text:s/>yyparse();</text:p>
      <text:p text:style-name="P1"><text:s/>}</text:p>
      <text:p text:style-name="P1"></text:p>
      <text:p text:style-name="P1">push()</text:p>
      <text:p text:style-name="P1"><text:s/>{</text:p>
      <text:p text:style-name="P1"><text:s text:c="2"/>strcpy(st[++top],yytext);</text:p>
      <text:p text:style-name="P1"><text:s/>}</text:p>
      <text:p text:style-name="P1"></text:p>
      <text:p text:style-name="P1">codegen()</text:p>
      <text:p text:style-name="P1"><text:s/>{</text:p>
      <text:p text:style-name="P1"><text:s/>strcpy(temp,"t");</text:p>
      <text:p text:style-name="P1"><text:s/>strcat(temp,i_);</text:p>
      <text:p text:style-name="P1"><text:s text:c="2"/>printf("%s = %s %s %s\n",temp,st[top-2],st[top-1],st[top]);</text:p>
      <text:p text:style-name="P1"><text:s text:c="2"/>top-=2;</text:p>
      <text:p text:style-name="P1"><text:s/>strcpy(st[top],temp);</text:p>
      <text:p text:style-name="P1"><text:s/>i_[0]++;</text:p>
      <text:p text:style-name="P1"><text:s/>}</text:p>
      <text:p text:style-name="P1"></text:p>
      <text:p text:style-name="P1">codegen_umin()</text:p>
      <text:p text:style-name="P1"><text:s/>{</text:p>
      <text:p text:style-name="P1"><text:s/>strcpy(temp,"t");</text:p>
      <text:p text:style-name="P1"><text:s/>strcat(temp,i_);</text:p>
      <text:p text:style-name="P1"><text:s/>printf("%s = -%s\n",temp,st[top]);</text:p>
      <text:p text:style-name="P1"><text:s/>top--;</text:p>
      <text:p text:style-name="P1"><text:s/>strcpy(st[top],temp);</text:p>
      <text:p text:style-name="P1"><text:s/>i_[0]++;</text:p>
      <text:p text:style-name="P1"><text:s/>}</text:p>
      <text:p text:style-name="P1"></text:p>
      <text:p text:style-name="P1">codegen_assign()</text:p>
      <text:p text:style-name="P1"><text:s/>{</text:p>
      <text:p text:style-name="P1"><text:s/>printf("%s = %s\n",st[top-2],st[top]);</text:p>
      <text:p text:style-name="P1"><text:soft-page-break/><text:s/>top-=2;</text:p>
      <text:p text:style-name="P1"><text:s/>}</text:p>
      <text:p text:style-name="P1"></text:p>
      <text:p text:style-name="P1"></text:p>
      <text:p text:style-name="P1">lab1()</text:p>
      <text:p text:style-name="P1">{</text:p>
      <text:p text:style-name="P1"><text:s/>lnum++;</text:p>
      <text:p text:style-name="P1"><text:s/>strcpy(temp,"t");</text:p>
      <text:p text:style-name="P1"><text:s/>strcat(temp,i_);</text:p>
      <text:p text:style-name="P1"><text:s/>printf("%s = not %s\n",temp,st[top]);</text:p>
      <text:p text:style-name="P1"><text:s/>printf("if %s goto L%d\n",temp,lnum);</text:p>
      <text:p text:style-name="P1"><text:s/>i_[0]++;</text:p>
      <text:p text:style-name="P1"><text:s/>label[++ltop]=lnum;</text:p>
      <text:p text:style-name="P1">}</text:p>
      <text:p text:style-name="P1"></text:p>
      <text:p text:style-name="P1">lab2()</text:p>
      <text:p text:style-name="P1">{</text:p>
      <text:p text:style-name="P1"></text:p>
      <text:p text:style-name="P1">int x;</text:p>
      <text:p text:style-name="P1">lnum++;</text:p>
      <text:p text:style-name="P1">x=label[ltop--];</text:p>
      <text:p text:style-name="P1">printf("goto L%d\n",lnum);</text:p>
      <text:p text:style-name="P1">printf("L%d: \n",x);</text:p>
      <text:p text:style-name="P1">label[++ltop]=lnum;</text:p>
      <text:p text:style-name="P1">}</text:p>
      <text:p text:style-name="P1"></text:p>
      <text:p text:style-name="P1">lab3()</text:p>
      <text:p text:style-name="P1">{</text:p>
      <text:p text:style-name="P1">int y;</text:p>
      <text:p text:style-name="P1">y=label[ltop--];</text:p>
      <text:p text:style-name="P1">printf("L%d: \n",y);</text:p>
      <text:p text:style-name="P1">}</text:p>
      <text:p text:style-name="P1"></text:p>
      <text:p text:style-name="P1"></text:p>
      <text:p text:style-name="P1">void yyerror(char *s) {</text:p>
      <text:p text:style-name="P1"><text:s text:c="4"/>fprintf(stderr, "%s\n", s);</text:p>
      <text:p text:style-name="P1"><text:s text:c="4"/></text:p>
      <text:p text:style-name="P1">}</text:p>
      <text:p text:style-name="P1"></text:p>
      <text:p text:style-name="P1"></text:p>
      <text:p text:style-name="P1">//intern.l</text:p>
      <text:p text:style-name="P1"/>
      <text:p text:style-name="P1">%{</text:p>
      <text:p text:style-name="P1"><text:tab/>#include&lt;stdio.h&gt;</text:p>
      <text:p text:style-name="P1"><text:tab/>#include&lt;stdlib.h&gt;</text:p>
      <text:p text:style-name="P1"><text:tab/>#include "calc.tab.h" //<text:tab/>Gives Tokens Letters &amp; Digit to YACC</text:p>
      <text:p text:style-name="P1"><text:tab/> </text:p>
      <text:p text:style-name="P1">%}</text:p>
      <text:p text:style-name="P1">ALPHA [A-Za-z]</text:p>
      <text:p text:style-name="P1"></text:p>
      <text:p text:style-name="P1">DIGIT [0-9]</text:p>
      <text:p text:style-name="P1"></text:p>
      <text:p text:style-name="P1"><text:soft-page-break/>%%</text:p>
      <text:p text:style-name="P1"></text:p>
      <text:p text:style-name="P1">{ALPHA}({ALPHA}|{DIGIT})* return ID;</text:p>
      <text:p text:style-name="P1"></text:p>
      <text:p text:style-name="P1">{DIGIT}+ {yylval=atoi(yytext); return NUM;}</text:p>
      <text:p text:style-name="P1"></text:p>
      <text:p text:style-name="P1">[\n\t] yyterminate();</text:p>
      <text:p text:style-name="P1"></text:p>
      <text:p text:style-name="P1">. return yytext[0];</text:p>
      <text:p text:style-name="P1"></text:p>
      <text:p text:style-name="P1">%%</text:p>
      <text:p text:style-name="P1"/>
      <text:p text:style-name="P1">\\intern.y</text:p>
      <text:p text:style-name="P1"/>
      <text:p text:style-name="P1">%token ID NUM</text:p>
      <text:p text:style-name="P1">%right '='</text:p>
      <text:p text:style-name="P1">%left '+' '-'</text:p>
      <text:p text:style-name="P1">%left '*' '/'</text:p>
      <text:p text:style-name="P1">%left UMINUS</text:p>
      <text:p text:style-name="P1">%%</text:p>
      <text:p text:style-name="P1"></text:p>
      <text:p text:style-name="P1">S : ID{push();} '='{push();} E{codegen_assign();}</text:p>
      <text:p text:style-name="P1"><text:s text:c="3"/>;</text:p>
      <text:p text:style-name="P1">E : E '+'{push();} T{codegen();}</text:p>
      <text:p text:style-name="P1"><text:s text:c="3"/>| E '-'{push();} T{codegen();}</text:p>
      <text:p text:style-name="P1"><text:s text:c="3"/>| T</text:p>
      <text:p text:style-name="P1"><text:s text:c="3"/>;</text:p>
      <text:p text:style-name="P1">T : T '*'{push();} F{codegen();}</text:p>
      <text:p text:style-name="P1"><text:s text:c="3"/>| T '/'{push();} F{codegen();}</text:p>
      <text:p text:style-name="P1"><text:s text:c="3"/>| F</text:p>
      <text:p text:style-name="P1"><text:s text:c="3"/>;</text:p>
      <text:p text:style-name="P1">F : '(' E ')'</text:p>
      <text:p text:style-name="P1"><text:s text:c="3"/>| '-'{push();} F{codegen_umin();} %prec UMINUS</text:p>
      <text:p text:style-name="P1"><text:s text:c="3"/>| ID{push();}</text:p>
      <text:p text:style-name="P1"><text:s text:c="3"/>| NUM{push();}</text:p>
      <text:p text:style-name="P1"><text:s text:c="3"/>;</text:p>
      <text:p text:style-name="P1">%%</text:p>
      <text:p text:style-name="P1"></text:p>
      <text:p text:style-name="P1">#include "lex.yy.c"</text:p>
      <text:p text:style-name="P1">#include&lt;ctype.h&gt;</text:p>
      <text:p text:style-name="P1">char st[100][10];</text:p>
      <text:p text:style-name="P1">int top=0;</text:p>
      <text:p text:style-name="P1">char i_[2]="0";</text:p>
      <text:p text:style-name="P1">char temp[2]="t";</text:p>
      <text:p text:style-name="P1"></text:p>
      <text:p text:style-name="P1">main()</text:p>
      <text:p text:style-name="P1"><text:s/>{</text:p>
      <text:p text:style-name="P1"><text:s/>printf("Enter the expression : ");</text:p>
      <text:p text:style-name="P1"><text:s/>yyparse();</text:p>
      <text:p text:style-name="P1"><text:s/>}</text:p>
      <text:p text:style-name="P1"><text:s text:c="8"/>push()</text:p>
      <text:p text:style-name="P1">{</text:p>
      <text:p text:style-name="P1"><text:soft-page-break/><text:s text:c="2"/>strcpy(st[++top],yytext);</text:p>
      <text:p text:style-name="P1"><text:s/>}</text:p>
      <text:p text:style-name="P1"><text:s text:c="9"/>codegen()</text:p>
      <text:p text:style-name="P1"><text:s/>{</text:p>
      <text:p text:style-name="P1"><text:s/>strcpy(temp,"t");</text:p>
      <text:p text:style-name="P1"><text:s/>strcat(temp,i_);</text:p>
      <text:p text:style-name="P1"><text:s text:c="2"/>printf("%s = %s %s %s\n",temp,st[top-2],st[top-1],st[top]);</text:p>
      <text:p text:style-name="P1"><text:s text:c="2"/>top-=2;</text:p>
      <text:p text:style-name="P1"><text:s/>strcpy(st[top],temp);</text:p>
      <text:p text:style-name="P1"><text:s/>i_[0]++;</text:p>
      <text:p text:style-name="P1"><text:s/>}</text:p>
      <text:p text:style-name="P1"></text:p>
      <text:p text:style-name="P1"><text:s text:c="12"/>codegen_umin()</text:p>
      <text:p text:style-name="P1"><text:s/>{</text:p>
      <text:p text:style-name="P1"><text:s/>strcpy(temp,"t");</text:p>
      <text:p text:style-name="P1"><text:s/>strcat(temp,i_);</text:p>
      <text:p text:style-name="P1"><text:s/>printf("%s = -%s\n",temp,st[top]);</text:p>
      <text:p text:style-name="P1"><text:s/>top--;</text:p>
      <text:p text:style-name="P1"><text:s/>strcpy(st[top],temp);</text:p>
      <text:p text:style-name="P1"><text:s/>i_[0]++;</text:p>
      <text:p text:style-name="P1"><text:s/>}</text:p>
      <text:p text:style-name="P1"><text:s text:c="14"/>codegen_assign()</text:p>
      <text:p text:style-name="P1"><text:s/>{</text:p>
      <text:p text:style-name="P1"><text:s/>printf("%s = %s\n",st[top-2],st[top]);</text:p>
      <text:p text:style-name="P1"><text:s/>top-=2;</text:p>
      <text:p text:style-name="P1"><text:s/>}</text:p>
      <text:p text:style-name="P1"/>
      <text:p text:style-name="P1">\\while.l</text:p>
      <text:p text:style-name="P1"/>
      <text:p text:style-name="P1">ALPHA [A-Za-z]</text:p>
      <text:p text:style-name="P1">DIGIT [0-9]</text:p>
      <text:p text:style-name="P1">%%</text:p>
      <text:p text:style-name="P1">while <text:s text:c="15"/>return WHILE;</text:p>
      <text:p text:style-name="P1">{ALPHA}({ALPHA}|{DIGIT})* <text:s text:c="3"/>return ID;</text:p>
      <text:p text:style-name="P1">{DIGIT}+ <text:s text:c="12"/>{yylval=atoi(yytext); return NUM;}</text:p>
      <text:p text:style-name="P1">[ \t] <text:s text:c="16"/>;</text:p>
      <text:p text:style-name="P1">\n <text:s text:c="15"/>yyterminate();</text:p>
      <text:p text:style-name="P1">. <text:s text:c="16"/>return yytext[0];</text:p>
      <text:p text:style-name="P1">%%</text:p>
      <text:p text:style-name="P1"/>
      <text:p text:style-name="P1">\\while.y</text:p>
      <text:p text:style-name="P1"/>
      <text:p text:style-name="P1">%token ID NUM WHILE</text:p>
      <text:p text:style-name="P1">%right '='</text:p>
      <text:p text:style-name="P1">%left '+' '-'</text:p>
      <text:p text:style-name="P1">%left '*' '/'</text:p>
      <text:p text:style-name="P1">%left UMINUS</text:p>
      <text:p text:style-name="P1">%%</text:p>
      <text:p text:style-name="P1"></text:p>
      <text:p text:style-name="P1">S : WHILE{lab1();} '(' E ')'{lab2();} E ';'{lab3();}</text:p>
      <text:p text:style-name="P1"><text:s text:c="2"/>;</text:p>
      <text:p text:style-name="P1">E :V '='{push();} E{codegen_assign();}</text:p>
      <text:p text:style-name="P1"><text:soft-page-break/><text:s text:c="2"/>| E '+'{push();} E{codegen();}</text:p>
      <text:p text:style-name="P1"><text:s text:c="2"/>| E '-'{push();} E{codegen();}</text:p>
      <text:p text:style-name="P1"><text:s text:c="2"/>| E '*'{push();} E{codegen();}</text:p>
      <text:p text:style-name="P1"><text:s text:c="2"/>| E '/'{push();} E{codegen();}</text:p>
      <text:p text:style-name="P1"><text:s text:c="2"/>| '(' E ')'</text:p>
      <text:p text:style-name="P1"><text:s text:c="2"/>| '-'{push();} E{codegen_umin();} %prec UMINUS</text:p>
      <text:p text:style-name="P1"><text:s text:c="2"/>| V</text:p>
      <text:p text:style-name="P1"><text:s text:c="2"/>| NUM{push();}</text:p>
      <text:p text:style-name="P1"><text:s text:c="2"/>;</text:p>
      <text:p text:style-name="P1">V : ID {push();}</text:p>
      <text:p text:style-name="P1"><text:s text:c="2"/>;</text:p>
      <text:p text:style-name="P1">%%</text:p>
      <text:p text:style-name="P1"></text:p>
      <text:p text:style-name="P1">#include "lex.yy.c"</text:p>
      <text:p text:style-name="P1">#include&lt;ctype.h&gt;</text:p>
      <text:p text:style-name="P1">char st[100][10];</text:p>
      <text:p text:style-name="P1">int top=0;</text:p>
      <text:p text:style-name="P1">char i_[2]="0";</text:p>
      <text:p text:style-name="P1">char temp[2]="t";</text:p>
      <text:p text:style-name="P1"></text:p>
      <text:p text:style-name="P1">int lnum=1;</text:p>
      <text:p text:style-name="P1">int start=1;</text:p>
      <text:p text:style-name="P1">main()</text:p>
      <text:p text:style-name="P1"><text:s/>{</text:p>
      <text:p text:style-name="P1"><text:s/>printf("Enter the expression : ");</text:p>
      <text:p text:style-name="P1"><text:s/>yyparse();</text:p>
      <text:p text:style-name="P1"><text:s/>}</text:p>
      <text:p text:style-name="P1"></text:p>
      <text:p text:style-name="P1">push()</text:p>
      <text:p text:style-name="P1"><text:s/>{</text:p>
      <text:p text:style-name="P1"><text:s text:c="2"/>strcpy(st[++top],yytext);</text:p>
      <text:p text:style-name="P1"><text:s/>}</text:p>
      <text:p text:style-name="P1"></text:p>
      <text:p text:style-name="P1">codegen()</text:p>
      <text:p text:style-name="P1"><text:s/>{</text:p>
      <text:p text:style-name="P1"><text:s/>strcpy(temp,"t");</text:p>
      <text:p text:style-name="P1"><text:s/>strcat(temp,i_);</text:p>
      <text:p text:style-name="P1"><text:s text:c="2"/>printf("%s = %s %s %s\n",temp,st[top-2],st[top-1],st[top]);</text:p>
      <text:p text:style-name="P1"><text:s text:c="2"/>top-=2;</text:p>
      <text:p text:style-name="P1"><text:s/>strcpy(st[top],temp);</text:p>
      <text:p text:style-name="P1"><text:s/>i_[0]++;</text:p>
      <text:p text:style-name="P1"><text:s/>}</text:p>
      <text:p text:style-name="P1"></text:p>
      <text:p text:style-name="P1">codegen_umin()</text:p>
      <text:p text:style-name="P1"><text:s/>{</text:p>
      <text:p text:style-name="P1"><text:s/>strcpy(temp,"t");</text:p>
      <text:p text:style-name="P1"><text:s/>strcat(temp,i_);</text:p>
      <text:p text:style-name="P1"><text:s/>printf("%s = -%s\n",temp,st[top]);</text:p>
      <text:p text:style-name="P1"><text:s/>top--;</text:p>
      <text:p text:style-name="P1"><text:s/>strcpy(st[top],temp);</text:p>
      <text:p text:style-name="P1"><text:s/>i_[0]++;</text:p>
      <text:p text:style-name="P1"><text:s/>}</text:p>
      <text:p text:style-name="P1"><text:soft-page-break/></text:p>
      <text:p text:style-name="P1">codegen_assign()</text:p>
      <text:p text:style-name="P1"><text:s/>{</text:p>
      <text:p text:style-name="P1"><text:s/>printf("%s = %s\n",st[top-2],st[top]);</text:p>
      <text:p text:style-name="P1"><text:s/>top-=2;</text:p>
      <text:p text:style-name="P1"><text:s/>}</text:p>
      <text:p text:style-name="P1"></text:p>
      <text:p text:style-name="P1">lab1()</text:p>
      <text:p text:style-name="P1">{</text:p>
      <text:p text:style-name="P1">printf("L%d: \n",lnum++);</text:p>
      <text:p text:style-name="P1">}</text:p>
      <text:p text:style-name="P1"></text:p>
      <text:p text:style-name="P1">lab2()</text:p>
      <text:p text:style-name="P1">{</text:p>
      <text:p text:style-name="P1"><text:s/>strcpy(temp,"t");</text:p>
      <text:p text:style-name="P1"><text:s/>strcat(temp,i_);</text:p>
      <text:p text:style-name="P1"><text:s/>printf("%s = not %s\n",temp,st[top]);</text:p>
      <text:p text:style-name="P1"><text:s/>printf("if %s goto L%d\n",temp,lnum);</text:p>
      <text:p text:style-name="P1"><text:s/>i_[0]++;</text:p>
      <text:p text:style-name="P1"><text:s/>}</text:p>
      <text:p text:style-name="P1"></text:p>
      <text:p text:style-name="P1">lab3()</text:p>
      <text:p text:style-name="P1">{</text:p>
      <text:p text:style-name="P1">printf("goto L%d \n",start);</text:p>
      <text:p text:style-name="P1">printf("L%d: \n",lnum);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0:10:23.718379049</meta:creation-date>
    <dc:date>2016-03-28T10:14:20.642374937</dc:date>
    <meta:editing-duration>P0D</meta:editing-duration>
    <meta:editing-cycles>1</meta:editing-cycles>
    <meta:document-statistic meta:table-count="0" meta:image-count="0" meta:object-count="0" meta:page-count="7" meta:paragraph-count="327" meta:word-count="557" meta:character-count="4790" meta:non-whitespace-character-count="3767"/>
    <meta:generator>LibreOffice/4.2.3.3$Linux_x86 LibreOffice_project/420m0$Build-3</meta:generator>
  </office:meta>
</office:document-meta>
</file>